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8866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739in"/>
    </style:style>
    <style:style style:name="co5" style:family="table-column">
      <style:table-column-properties fo:break-before="auto" style:column-width="0.0902in"/>
    </style:style>
    <style:style style:name="co6" style:family="table-column">
      <style:table-column-properties fo:break-before="auto" style:column-width="1.3165in"/>
    </style:style>
    <style:style style:name="co7" style:family="table-column">
      <style:table-column-properties fo:break-before="auto" style:column-width="2.1764in"/>
    </style:style>
    <style:style style:name="co8" style:family="table-column">
      <style:table-column-properties fo:break-before="auto" style:column-width="0.1083in"/>
    </style:style>
    <style:style style:name="co9" style:family="table-column">
      <style:table-column-properties fo:break-before="auto" style:column-width="1.16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043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1.8717in"/>
    </style:style>
    <style:style style:name="co14" style:family="table-column">
      <style:table-column-properties fo:break-before="auto" style:column-width="1.30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/>
      <style:text-properties fo:color="#800000" fo:font-size="12pt" style:font-size-asian="12pt" style:font-size-complex="12pt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99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00ff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99cc"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able 1: Bearing Life Distribution</text:p>
          </table:table-cell>
          <table:table-cell table:style-name="ce11"/>
          <table:table-cell table:number-columns-repeated="3"/>
          <table:table-cell table:style-name="ce1" office:value-type="string" calcext:value-type="string">
            <text:p>Table 2: Delay Time Distribution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table:style-name="ce2" office:value-type="string" calcext:value-type="string">
            <text:p>Bearing Life(Hrs)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Cum. Probability</text:p>
          </table:table-cell>
          <table:table-cell table:style-name="ce14" office:value-type="string" calcext:value-type="string">
            <text:p>RDA</text:p>
          </table:table-cell>
          <table:table-cell/>
          <table:table-cell table:style-name="ce16" office:value-type="string" calcext:value-type="string">
            <text:p>Delay Time(Mins.)</text:p>
          </table:table-cell>
          <table:table-cell table:style-name="ce17" office:value-type="string" calcext:value-type="string">
            <text:p>Probability</text:p>
          </table:table-cell>
          <table:table-cell table:style-name="ce16" office:value-type="string" calcext:value-type="string">
            <text:p>Cum. Probability</text:p>
          </table:table-cell>
          <table:table-cell table:style-name="ce16" office:value-type="string" calcext:value-type="string">
            <text:p>RDA</text:p>
          </table:table-cell>
          <table:table-cell table:number-columns-repeated="10"/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1-1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1-4</text:p>
          </table:table-cell>
          <table:table-cell table:number-columns-repeated="10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string" calcext:value-type="string">
            <text:p>11-3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5-9</text:p>
          </table:table-cell>
          <table:table-cell table:number-columns-repeated="10"/>
        </table:table-row>
        <table:table-row table:style-name="ro1"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36-5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51-80</text:p>
          </table:table-cell>
          <table:table-cell table:number-columns-repeated="15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1-00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By Current Method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3">
          <table:table-cell table:style-name="ce5" office:value-type="string" calcext:value-type="string">
            <text:p>Sr.No</text:p>
          </table:table-cell>
          <table:table-cell table:style-name="ce3" office:value-type="string" calcext:value-type="string">
            <text:p><text:s text:c="91"/>Bearing 1</text:p>
          </table:table-cell>
          <table:table-cell table:style-name="ce11" table:number-columns-repeated="2"/>
          <table:table-cell table:number-columns-repeated="6"/>
          <table:table-cell table:style-name="ce21" office:value-type="string" calcext:value-type="string">
            <text:p>Bearing 2</text:p>
          </table:table-cell>
          <table:table-cell table:number-columns-repeated="5"/>
          <table:table-cell table:style-name="ce24" office:value-type="string" calcext:value-type="string">
            <text:p>Bearing 3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RD for life</text:p>
          </table:table-cell>
          <table:table-cell table:style-name="ce12" office:value-type="string" calcext:value-type="string">
            <text:p>Life(Hrs.)</text:p>
          </table:table-cell>
          <table:table-cell table:style-name="ce12" office:value-type="string" calcext:value-type="string">
            <text:p>Accumulated Life(Hrs.)</text:p>
          </table:table-cell>
          <table:table-cell table:style-name="ce15"/>
          <table:table-cell table:style-name="ce12" office:value-type="string" calcext:value-type="string">
            <text:p>RD for Delay</text:p>
          </table:table-cell>
          <table:table-cell table:style-name="ce18" office:value-type="string" calcext:value-type="string">
            <text:p>Delay(Min)</text:p>
          </table:table-cell>
          <table:table-cell/>
          <table:table-cell table:style-name="ce20" office:value-type="string" calcext:value-type="string">
            <text:p>RD for life</text:p>
          </table:table-cell>
          <table:table-cell table:style-name="ce20" office:value-type="string" calcext:value-type="string">
            <text:p>Life(Hrs.)</text:p>
          </table:table-cell>
          <table:table-cell table:style-name="ce20" office:value-type="string" calcext:value-type="string">
            <text:p>Accumulated Life(Hrs.)</text:p>
          </table:table-cell>
          <table:table-cell table:style-name="ce20" office:value-type="string" calcext:value-type="string">
            <text:p>RD for Delay</text:p>
          </table:table-cell>
          <table:table-cell table:style-name="ce20" office:value-type="string" calcext:value-type="string">
            <text:p>Delay(Min.)</text:p>
          </table:table-cell>
          <table:table-cell/>
          <table:table-cell table:style-name="ce23" office:value-type="string" calcext:value-type="string">
            <text:p>RD for life</text:p>
          </table:table-cell>
          <table:table-cell table:style-name="ce23" office:value-type="string" calcext:value-type="string">
            <text:p>Life(Hrs.)</text:p>
          </table:table-cell>
          <table:table-cell table:style-name="ce23" office:value-type="string" calcext:value-type="string">
            <text:p>Accumulated Life(Hrs.)</text:p>
          </table:table-cell>
          <table:table-cell table:style-name="ce23" office:value-type="string" calcext:value-type="string">
            <text:p>RD for Delay</text:p>
          </table:table-cell>
          <table:table-cell table:style-name="ce23" office:value-type="string" calcext:value-type="string">
            <text:p>Delay(Min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1400" calcext:value-type="float">
            <text:p>1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1500" calcext:value-type="float">
            <text:p>15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D16];[.C17])" office:value-type="float" office:value="2600" calcext:value-type="float">
            <text:p>260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J17]; [.K16])" office:value-type="float" office:value="2600" calcext:value-type="float">
            <text:p>2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SUM([.P17];[.Q16])" office:value-type="float" office:value="2800" calcext:value-type="float">
            <text:p>28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table:formula="of:=SUM([.D17];[.C18])" office:value-type="float" office:value="3700" calcext:value-type="float">
            <text:p>37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J18]; [.K17])" office:value-type="float" office:value="3800" calcext:value-type="float">
            <text:p>38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P18];[.Q17])" office:value-type="float" office:value="4000" calcext:value-type="float">
            <text:p>4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D18];[.C19])" office:value-type="float" office:value="5100" calcext:value-type="float">
            <text:p>51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SUM([.J19]; [.K18])" office:value-type="float" office:value="5300" calcext:value-type="float">
            <text:p>5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table:formula="of:=SUM([.P19];[.Q18])" office:value-type="float" office:value="5100" calcext:value-type="float">
            <text:p>5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D19];[.C20])" office:value-type="float" office:value="6500" calcext:value-type="float">
            <text:p>65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SUM([.J20]; [.K19])" office:value-type="float" office:value="6800" calcext:value-type="float">
            <text:p>68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SUM([.P20];[.Q19])" office:value-type="float" office:value="6400" calcext:value-type="float">
            <text:p>6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SUM([.D20];[.C21])" office:value-type="float" office:value="7800" calcext:value-type="float">
            <text:p>780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SUM([.J21]; [.K20])" office:value-type="float" office:value="8300" calcext:value-type="float">
            <text:p>83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P21];[.Q20])" office:value-type="float" office:value="7600" calcext:value-type="float">
            <text:p>7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D21];[.C22])" office:value-type="float" office:value="9000" calcext:value-type="float">
            <text:p>90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SUM([.J22]; [.K21])" office:value-type="float" office:value="9600" calcext:value-type="float">
            <text:p>96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P22];[.Q21])" office:value-type="float" office:value="8800" calcext:value-type="float">
            <text:p>88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SUM([.D22];[.C23])" office:value-type="float" office:value="10500" calcext:value-type="float">
            <text:p>1050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J23]; [.K22])" office:value-type="float" office:value="11000" calcext:value-type="float">
            <text:p>1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table:formula="of:=SUM([.P23];[.Q22])" office:value-type="float" office:value="9900" calcext:value-type="float">
            <text:p>99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D23];[.C24])" office:value-type="float" office:value="11900" calcext:value-type="float">
            <text:p>1190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J24]; [.K23])" office:value-type="float" office:value="12400" calcext:value-type="float">
            <text:p>124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P24];[.Q23])" office:value-type="float" office:value="11300" calcext:value-type="float">
            <text:p>11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D24];[.C25])" office:value-type="float" office:value="13300" calcext:value-type="float">
            <text:p>133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SUM([.J25]; [.K24])" office:value-type="float" office:value="13600" calcext:value-type="float">
            <text:p>13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SUM([.P25];[.Q24])" office:value-type="float" office:value="12700" calcext:value-type="float">
            <text:p>127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style-name="ce19" table:formula="of:=SUM([.G16:.G25])" office:value-type="float" office:value="80" calcext:value-type="float">
            <text:p>80</text:p>
          </table:table-cell>
          <table:table-cell table:number-columns-repeated="5"/>
          <table:table-cell table:style-name="ce22" table:formula="of:=SUM([.M16:.M25])" office:value-type="float" office:value="85" calcext:value-type="float">
            <text:p>85</text:p>
          </table:table-cell>
          <table:table-cell table:number-columns-repeated="5"/>
          <table:table-cell table:style-name="ce22" table:formula="of:=SUM([.S16:.S25])" office:value-type="float" office:value="85" calcext:value-type="float">
            <text:p>8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6" office:value-type="string" calcext:value-type="string">
            <text:p>At the end of simulation for 10 runs, 30 bearings are replaced.</text:p>
          </table:table-cell>
          <table:table-cell table:style-name="ce6" table:number-columns-repeated="3"/>
          <table:table-cell table:number-columns-repeated="15"/>
        </table:table-row>
        <table:table-row table:style-name="ro1">
          <table:table-cell table:style-name="ce6" office:value-type="string" calcext:value-type="string">
            <text:p>The total cost of the current method is computed as follows:</text:p>
          </table:table-cell>
          <table:table-cell table:style-name="ce6" table:number-columns-repeated="3"/>
          <table:table-cell table:number-columns-repeated="15"/>
        </table:table-row>
        <table:table-row table:style-name="ro1">
          <table:table-cell table:style-name="ce7" office:value-type="string" calcext:value-type="string">
            <text:p>Cost of bearings = 30 bearings* Rs.20/bearing = Rs.600</text:p>
          </table:table-cell>
          <table:table-cell table:style-name="ce13"/>
          <table:table-cell table:style-name="ce6" table:number-columns-repeated="2"/>
          <table:table-cell table:number-columns-repeated="15"/>
        </table:table-row>
        <table:table-row table:style-name="ro1">
          <table:table-cell table:style-name="ce6" table:number-columns-repeated="4"/>
          <table:table-cell table:number-columns-repeated="15"/>
        </table:table-row>
        <table:table-row table:style-name="ro1">
          <table:table-cell table:style-name="ce7" office:value-type="string" calcext:value-type="string">
            <text:p>Cost of delay = (80+85+85)minutes * Rs.10/minute = Rs.2,500</text:p>
          </table:table-cell>
          <table:table-cell table:style-name="ce7"/>
          <table:table-cell table:style-name="ce6" table:number-columns-repeated="2"/>
          <table:table-cell table:number-columns-repeated="15"/>
        </table:table-row>
        <table:table-row table:style-name="ro1">
          <table:table-cell table:style-name="ce6" table:number-columns-repeated="4"/>
          <table:table-cell table:number-columns-repeated="15"/>
        </table:table-row>
        <table:table-row table:style-name="ro1">
          <table:table-cell table:style-name="ce7" office:value-type="string" calcext:value-type="string">
            <text:p>Cost of Downtime during repair = 30 bearings * 10 minutes/bearing * Rs.10/minute = Rs.3,000</text:p>
          </table:table-cell>
          <table:table-cell table:style-name="ce7"/>
          <table:table-cell table:style-name="ce10"/>
          <table:table-cell table:style-name="ce6"/>
          <table:table-cell table:number-columns-repeated="15"/>
        </table:table-row>
        <table:table-row table:style-name="ro1">
          <table:table-cell table:style-name="ce6" table:number-columns-repeated="4"/>
          <table:table-cell table:number-columns-repeated="15"/>
        </table:table-row>
        <table:table-row table:style-name="ro1">
          <table:table-cell table:style-name="ce7" office:value-type="string" calcext:value-type="string">
            <text:p>Cost of Repair person = 30 bearings * 10 min/bearing * Rs.25/60 minutes = Rs.125</text:p>
          </table:table-cell>
          <table:table-cell table:style-name="ce7"/>
          <table:table-cell table:style-name="ce6" table:number-columns-repeated="2"/>
          <table:table-cell table:number-columns-repeated="15"/>
        </table:table-row>
        <table:table-row table:style-name="ro1">
          <table:table-cell table:style-name="ce6" table:number-columns-repeated="4"/>
          <table:table-cell table:number-columns-repeated="15"/>
        </table:table-row>
        <table:table-row table:style-name="ro1">
          <table:table-cell table:style-name="ce7" office:value-type="string" calcext:value-type="string">
            <text:p>Total Cost = Rs.(600+2500+3000+125) = Rs.6,225</text:p>
          </table:table-cell>
          <table:table-cell table:style-name="ce6" table:number-columns-repeated="3"/>
          <table:table-cell table:number-columns-repeated="15"/>
        </table:table-row>
        <table:table-row table:style-name="ro1">
          <table:table-cell table:style-name="ce6" table:number-columns-repeated="4"/>
          <table:table-cell table:number-columns-repeated="15"/>
        </table:table-row>
        <table:table-row table:style-name="ro1">
          <table:table-cell table:style-name="ce7" office:value-type="string" calcext:value-type="string">
            <text:p>At the end of 10 runs, total life of all three bearings is 39,600 Hrs. (13300=13600+12700).</text:p>
          </table:table-cell>
          <table:table-cell table:style-name="ce7"/>
          <table:table-cell table:style-name="ce10"/>
          <table:table-cell table:style-name="ce6"/>
          <table:table-cell table:number-columns-repeated="15"/>
        </table:table-row>
        <table:table-row table:style-name="ro1">
          <table:table-cell table:style-name="ce6" table:number-columns-repeated="4"/>
          <table:table-cell table:number-columns-repeated="15"/>
        </table:table-row>
        <table:table-row table:style-name="ro1">
          <table:table-cell table:style-name="ce7" office:value-type="string" calcext:value-type="string">
            <text:p>The total cost per 10,000 bearing hrs is 6255/3.96 = Rs.1,571.97</text:p>
          </table:table-cell>
          <table:table-cell table:style-name="ce7"/>
          <table:table-cell table:style-name="ce6" table:number-columns-repeated="2"/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8" office:value-type="string" calcext:value-type="string">
            <text:p>By Proposed Method: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" office:value-type="string" calcext:value-type="string">
            <text:p>Sr.No</text:p>
          </table:table-cell>
          <table:table-cell table:style-name="ce9" office:value-type="string" calcext:value-type="string">
            <text:p>Bearing life 1(Hrs.)</text:p>
          </table:table-cell>
          <table:table-cell table:style-name="ce9" office:value-type="string" calcext:value-type="string">
            <text:p>Bearing life 2(Hrs.)</text:p>
          </table:table-cell>
          <table:table-cell table:style-name="ce9" office:value-type="string" calcext:value-type="string">
            <text:p>Bearing life 3(Hrs.)</text:p>
          </table:table-cell>
          <table:table-cell/>
          <table:table-cell table:style-name="ce9" office:value-type="string" calcext:value-type="string">
            <text:p>First failure(hrs.)</text:p>
          </table:table-cell>
          <table:table-cell table:style-name="ce9" office:value-type="string" calcext:value-type="string">
            <text:p>Accumulated life(hrs.)</text:p>
          </table:table-cell>
          <table:table-cell/>
          <table:table-cell table:style-name="ce9" office:value-type="string" calcext:value-type="string">
            <text:p>RD for Delay</text:p>
          </table:table-cell>
          <table:table-cell table:style-name="ce9" office:value-type="string" calcext:value-type="string">
            <text:p>Delay(min)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500" calcext:value-type="float">
            <text:p>1500</text:p>
          </table:table-cell>
          <table:table-cell/>
          <table:table-cell table:style-name="ce3" table:formula="of:=MIN([.B50]; [.C50]; [.D50])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300" calcext:value-type="float">
            <text:p>1300</text:p>
          </table:table-cell>
          <table:table-cell/>
          <table:table-cell table:style-name="ce3" table:formula="of:=MIN([.B51]; [.C51]; [.D51])" office:value-type="float" office:value="1200" calcext:value-type="float">
            <text:p>1200</text:p>
          </table:table-cell>
          <table:table-cell table:formula="of:=SUM([.F51]; [.G50])" office:value-type="float" office:value="2400" calcext:value-type="float">
            <text:p>24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/>
          <table:table-cell table:style-name="ce3" table:formula="of:=MIN([.B52]; [.C52]; [.D52])" office:value-type="float" office:value="1100" calcext:value-type="float">
            <text:p>1100</text:p>
          </table:table-cell>
          <table:table-cell table:formula="of:=SUM([.F52]; [.G51])" office:value-type="float" office:value="3500" calcext:value-type="float">
            <text:p>350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100" calcext:value-type="float">
            <text:p>1100</text:p>
          </table:table-cell>
          <table:table-cell/>
          <table:table-cell table:style-name="ce3" table:formula="of:=MIN([.B53]; [.C53]; [.D53])" office:value-type="float" office:value="1100" calcext:value-type="float">
            <text:p>1100</text:p>
          </table:table-cell>
          <table:table-cell table:formula="of:=SUM([.F53]; [.G52])" office:value-type="float" office:value="4600" calcext:value-type="float">
            <text:p>460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300" calcext:value-type="float">
            <text:p>1300</text:p>
          </table:table-cell>
          <table:table-cell/>
          <table:table-cell table:style-name="ce3" table:formula="of:=MIN([.B54]; [.C54]; [.D54])" office:value-type="float" office:value="1300" calcext:value-type="float">
            <text:p>1300</text:p>
          </table:table-cell>
          <table:table-cell table:formula="of:=SUM([.F54]; [.G53])" office:value-type="float" office:value="5900" calcext:value-type="float">
            <text:p>590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200" calcext:value-type="float">
            <text:p>1200</text:p>
          </table:table-cell>
          <table:table-cell/>
          <table:table-cell table:style-name="ce3" table:formula="of:=MIN([.B55]; [.C55]; [.D55])" office:value-type="float" office:value="1200" calcext:value-type="float">
            <text:p>1200</text:p>
          </table:table-cell>
          <table:table-cell table:formula="of:=SUM([.F55]; [.G54])" office:value-type="float" office:value="7100" calcext:value-type="float">
            <text:p>71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200" calcext:value-type="float">
            <text:p>1200</text:p>
          </table:table-cell>
          <table:table-cell/>
          <table:table-cell table:style-name="ce3" table:formula="of:=MIN([.B56]; [.C56]; [.D56])" office:value-type="float" office:value="1200" calcext:value-type="float">
            <text:p>1200</text:p>
          </table:table-cell>
          <table:table-cell table:formula="of:=SUM([.F56]; [.G55])" office:value-type="float" office:value="8300" calcext:value-type="float">
            <text:p>830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100" calcext:value-type="float">
            <text:p>1100</text:p>
          </table:table-cell>
          <table:table-cell/>
          <table:table-cell table:style-name="ce3" table:formula="of:=MIN([.B57]; [.C57]; [.D57])" office:value-type="float" office:value="1100" calcext:value-type="float">
            <text:p>1100</text:p>
          </table:table-cell>
          <table:table-cell table:formula="of:=SUM([.F57]; [.G56])" office:value-type="float" office:value="9400" calcext:value-type="float">
            <text:p>940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400" calcext:value-type="float">
            <text:p>1400</text:p>
          </table:table-cell>
          <table:table-cell/>
          <table:table-cell table:style-name="ce3" table:formula="of:=MIN([.B58]; [.C58]; [.D58])" office:value-type="float" office:value="1400" calcext:value-type="float">
            <text:p>1400</text:p>
          </table:table-cell>
          <table:table-cell table:formula="of:=SUM([.F58]; [.G57])" office:value-type="float" office:value="10800" calcext:value-type="float">
            <text:p>108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400" calcext:value-type="float">
            <text:p>1400</text:p>
          </table:table-cell>
          <table:table-cell/>
          <table:table-cell table:style-name="ce3" table:formula="of:=MIN([.B59]; [.C59]; [.D59])" office:value-type="float" office:value="1200" calcext:value-type="float">
            <text:p>1200</text:p>
          </table:table-cell>
          <table:table-cell table:formula="of:=SUM([.F59]; [.G58])" office:value-type="float" office:value="12000" calcext:value-type="float">
            <text:p>1200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" table:formula="of:=SUM([.J50:.J59])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10" office:value-type="string" calcext:value-type="string">
            <text:p>At the end of simulation 10 runs, 10 sets of bearings are replaced. <text:s text:c="11"/>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The total cost of the proposed method is computed as follows: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Cost of bearings = 30 bearings* Rs.20/bearing = Rs.600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Cost of delay = 85 minutes * Rs. 10/minute = Rs.850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Cost of downtime during repair = 10 sets * 30 minutes/set * rs.10/minute = Rs.3,000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Cost of Repair person = 10 sets * 30 min/set * rs. 25/60 minutes = Rs.125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Total cost = Rs.(600+850+3000+125) = rs.4,575</text:p>
          </table:table-cell>
          <table:table-cell table:style-name="ce6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At the end of 10 runs, total life of all three bearings is 12000 * 3 = 36,000 hrs.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>
          <table:table-cell table:style-name="ce10" office:value-type="string" calcext:value-type="string">
            <text:p>The total cost per 10,000 bearing hours is 4575/3.6 = 1,270.83.</text:p>
          </table:table-cell>
          <table:table-cell table:style-name="ce10"/>
          <table:table-cell table:number-columns-repeated="17"/>
        </table:table-row>
        <table:table-row table:style-name="ro1">
          <table:table-cell table:style-name="ce6" table:number-columns-repeated="2"/>
          <table:table-cell table:number-columns-repeated="17"/>
        </table:table-row>
        <table:table-row table:style-name="ro1" table:number-rows-repeated="104849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29:29.076749639</meta:creation-date>
    <dc:date>2016-03-13T22:41:55.339510887</dc:date>
    <meta:editing-duration>PT2H9M33S</meta:editing-duration>
    <meta:editing-cycles>30</meta:editing-cycles>
    <meta:generator>LibreOffice/4.2.8.2$Linux_X86_64 LibreOffice_project/420$Build-2</meta:generator>
    <meta:document-statistic meta:table-count="1" meta:cell-count="333" meta:object-count="0"/>
  </office:meta>
</office:document-meta>
</file>